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top="0.101cm" fo:margin-bottom="0.101cm" loext:contextual-spacing="false" fo:line-height="115%" fo:text-align="justify" style:justify-single-word="false"/>
      <style:text-properties style:font-name="Futura-Light" fo:font-size="10pt" officeooo:rsid="001a0478" officeooo:paragraph-rsid="001a0478" style:font-name-asian="Calibri" style:font-size-asian="10pt" style:font-size-complex="11pt"/>
    </style:style>
    <style:style style:name="P2" style:family="paragraph" style:parent-style-name="List_20_Paragraph" style:list-style-name="WWNum3">
      <style:paragraph-properties fo:margin-top="0.101cm" fo:margin-bottom="0.101cm" loext:contextual-spacing="false" fo:line-height="115%" fo:text-align="justify" style:justify-single-word="false"/>
      <style:text-properties style:font-name="Futura-Light" fo:font-size="10pt" officeooo:rsid="001b4100" officeooo:paragraph-rsid="001b4100" style:font-name-asian="Calibri" style:font-size-asian="10pt" style:font-size-complex="11pt"/>
    </style:style>
    <style:style style:name="P3" style:family="paragraph" style:parent-style-name="List_20_Paragraph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style:font-name="Futura-Light" fo:font-size="10pt" officeooo:rsid="001b4100" officeooo:paragraph-rsid="001b4100" style:font-name-asian="Calibri" style:font-size-asian="10pt" style:font-size-complex="11pt"/>
    </style:style>
    <style:style style:name="P4" style:family="paragraph" style:parent-style-name="Standard_20__28_user_29_">
      <style:paragraph-properties fo:line-height="115%" fo:text-align="justify" style:justify-single-word="false"/>
      <style:text-properties officeooo:paragraph-rsid="001a0478"/>
    </style:style>
    <style:style style:name="P5" style:family="paragraph" style:parent-style-name="Standard_20__28_user_29_">
      <style:paragraph-properties fo:line-height="115%" fo:text-align="center" style:justify-single-word="false"/>
      <style:text-properties officeooo:paragraph-rsid="001a0478"/>
    </style:style>
    <style:style style:name="P6" style:family="paragraph" style:parent-style-name="Standard_20__28_user_29_">
      <style:paragraph-properties fo:line-height="115%" fo:text-align="justify" style:justify-single-word="false"/>
      <style:text-properties style:font-name="Futura-Light" fo:font-size="10pt" officeooo:paragraph-rsid="001a0478" style:font-name-asian="Calibri" style:font-size-asian="10pt" style:font-size-complex="11pt"/>
    </style:style>
    <style:style style:name="P7" style:family="paragraph" style:parent-style-name="Standard_20__28_user_29_">
      <style:paragraph-properties fo:line-height="115%" fo:text-align="center" style:justify-single-word="false"/>
      <style:text-properties style:font-name="Futura-Light" fo:font-size="10pt" officeooo:paragraph-rsid="001a0478" style:font-name-asian="Calibri" style:font-size-asian="10pt" style:font-size-complex="11pt"/>
    </style:style>
    <style:style style:name="P8" style:family="paragraph" style:parent-style-name="Standard_20__28_user_29_">
      <style:paragraph-properties fo:line-height="115%"/>
      <style:text-properties style:font-name="Futura-Light" fo:font-size="10pt" officeooo:rsid="00137da3" officeooo:paragraph-rsid="001a0478" style:font-name-asian="Calibri" style:font-size-asian="10pt" style:font-size-complex="11pt"/>
    </style:style>
    <style:style style:name="P9" style:family="paragraph" style:parent-style-name="Standard_20__28_user_29_">
      <style:paragraph-properties fo:line-height="115%"/>
      <style:text-properties style:font-name="Futura-Light" fo:font-size="10pt" officeooo:paragraph-rsid="001a0478" style:font-name-asian="Calibri" style:font-size-asian="10pt" style:font-size-complex="11pt" style:font-weight-complex="bold"/>
    </style:style>
    <style:style style:name="P10" style:family="paragraph" style:parent-style-name="Standard_20__28_user_29_">
      <style:paragraph-properties fo:line-height="115%" fo:text-align="justify" style:justify-single-word="false"/>
      <style:text-properties style:font-name="Futura-Light" fo:font-size="10pt" officeooo:rsid="001a0478" officeooo:paragraph-rsid="001a0478" style:font-name-asian="Calibri" style:font-size-asian="10pt" style:font-size-complex="11pt"/>
    </style:style>
    <style:style style:name="P11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paragraph-rsid="001a0478" style:font-name-asian="Calibri" style:font-size-asian="10pt" style:font-weight-asian="bold" style:font-size-complex="11pt" style:font-weight-complex="bold"/>
    </style:style>
    <style:style style:name="P12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paragraph-rsid="001a0478" style:font-name-asian="Calibri" style:font-size-asian="10pt" style:font-weight-asian="bold" style:font-size-complex="11pt"/>
    </style:style>
    <style:style style:name="P13" style:family="paragraph" style:parent-style-name="Standard_20__28_user_29_">
      <style:paragraph-properties fo:line-height="115%" fo:text-align="justify" style:justify-single-word="false"/>
      <style:text-properties style:font-name="Futura-Light" fo:font-size="10pt" fo:font-weight="bold" officeooo:rsid="001a0478" officeooo:paragraph-rsid="001a0478" style:font-name-asian="Calibri" style:font-size-asian="10pt" style:font-weight-asian="bold" style:font-size-complex="11pt"/>
    </style:style>
    <style:style style:name="P14" style:family="paragraph" style:parent-style-name="Standard_20__28_user_29_" style:master-page-name="Standard">
      <style:paragraph-properties fo:margin-left="0.6cm" fo:margin-right="0cm" fo:line-height="115%" fo:text-align="end" style:justify-single-word="false" fo:text-indent="0.499cm" style:auto-text-indent="false" style:page-number="auto"/>
      <style:text-properties officeooo:paragraph-rsid="001a0478"/>
    </style:style>
    <style:style style:name="T1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2" style:family="text">
      <style:text-properties style:font-name="Futura-Light" fo:font-size="10pt" style:font-name-asian="Calibri" style:font-size-asian="10pt" style:font-size-complex="11pt"/>
    </style:style>
    <style:style style:name="T3" style:family="text">
      <style:text-properties style:font-name="Futura-Light" fo:font-size="10pt" officeooo:rsid="0019f177" style:font-name-asian="Calibri" style:font-size-asian="10pt" style:font-size-complex="11pt"/>
    </style:style>
    <style:style style:name="T4" style:family="text">
      <style:text-properties style:font-name="Arial" fo:font-size="10pt" fo:font-style="italic" fo:font-weight="bold" style:font-name-asian="Calibri" style:font-size-asian="10pt" style:font-style-asian="italic" style:font-weight-asian="bold" style:font-size-complex="11pt"/>
    </style:style>
    <style:style style:name="T5" style:family="text">
      <style:text-properties style:font-name="Arial" fo:font-size="10pt" fo:font-style="italic" fo:font-weight="bold" officeooo:rsid="001a57ad" style:font-name-asian="Calibri" style:font-size-asian="10pt" style:font-style-asian="italic" style:font-weight-asian="bold" style:font-size-complex="11pt"/>
    </style:style>
    <style:style style:name="T6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7" style:family="text">
      <style:text-properties style:font-name="Arial" fo:font-size="10pt" fo:font-style="italic" fo:font-weight="bold" officeooo:rsid="001a57ad" style:font-size-asian="10pt" style:font-style-asian="italic" style:font-weight-asian="bold"/>
    </style:style>
    <style:style style:name="T8" style:family="text">
      <style:text-properties officeooo:rsid="001a0478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Guayaquil, 20 de diciembre del 202</text:span><text:span text:style-name="T3">1</text:span><text:span text:style-name="T2">.</text:span></text:p>
      <text:p text:style-name="P6"/>
      <text:p text:style-name="P6"/>
      <text:p text:style-name="P6"/>
      <text:p text:style-name="P10">Señor</text:p>
      <text:p text:style-name="P13">Abg. Gregorio Zambrano</text:p>
      <text:p text:style-name="P8">Urdesa Central Av. 26 418, Guayaquil 090511</text:p>
      <text:p text:style-name="P9">Ciudad</text:p>
      <text:p text:style-name="P6"/>
      <text:p text:style-name="P6"/>
      <text:p text:style-name="P6"><text:span text:style-name="T8">De nuestras consideraciones</text:span>:</text:p>
      <text:p text:style-name="P6"/>
      <text:p text:style-name="P4"><text:span text:style-name="T2">Nuestros auditores externos:</text:span><text:span text:style-name="T4"> “</text:span><text:span text:style-name="T5">WENS CONSULTING &amp; AUDITING</text:span><text:span text:style-name="T4">”</text:span><text:span text:style-name="T6">,</text:span><text:span text:style-name="T2"> están efectuando la auditoría externa de nuestros estados financieros por el año terminado el 31 de diciembre del 202</text:span><text:span text:style-name="T3">1.</text:span></text:p>
      <text:p text:style-name="P6"/>
      <text:p text:style-name="P6">Por tal motivo solicitamos se sirvan proporcionarles la siguiente información:</text:p>
      <text:p text:style-name="P6"/>
      <text:list xml:id="list3337093920" text:style-name="WWNum3">
        <text:list-item>
          <text:p text:style-name="P1">Reclamos tributarios presentados ante el SRI u otras entidades en los cuales usted haya participado actuando como representante o patrocinador.</text:p>
        </text:list-item>
        <text:list-item>
          <text:p text:style-name="P1">Detalle y su criterio profesional respecto a juicios, demandas potenciales, litigios o probables litigios judiciales o extrajudiciales que pudieran derivar en perdidas o ganancias para <text:span text:style-name="T9">LINKOTEL S.A.</text:span></text:p>
        </text:list-item>
        <text:list-item>
          <text:p text:style-name="P2">Asuntos de carácter legal que puedan eventualmente representar una obligación real o contingente.</text:p>
        </text:list-item>
        <text:list-item>
          <text:p text:style-name="P2">Gravámenes de cualquier naturaleza que afecten a los activos de nuestra propiedad (Embargos, Hipotecas, prendas y similares)</text:p>
        </text:list-item>
        <text:list-item>
          <text:p text:style-name="P2">Indicar saldos de cualquier anticipo que le haya sido entregado por concepto de honorarios profesionales o saldos de honorarios pendientes de pago, indicando importes, plazos e intereses de ser el caso.</text:p>
        </text:list-item>
      </text:list>
      <text:p text:style-name="P3"/>
      <text:p text:style-name="P6">Agradecemos remitir su respuesta directamente a nuestros auditores externos:</text:p>
      <text:p text:style-name="P6"/>
      <text:p text:style-name="P5"><text:span text:style-name="T6"><text:s/></text:span><text:span text:style-name="T7">WENS CONSULTING &amp; AUDITING , WHIMPER NARVÁEZ S.A.</text:span></text:p>
      <text:p text:style-name="P7">Torres del Mall, Centro Comercial Mall del Sol, Torre B, Piso 4</text:p>
      <text:p text:style-name="P7">Teléfono 098-723-9800</text:p>
      <text:p text:style-name="P6"/>
      <text:p text:style-name="P4"><text:span text:style-name="T2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2">calmeida@cpalmeida.com</text:span></text:span></text:a><text:span text:style-name="T2"> mientras las respuestas originales son recibidas por nuestros auditores independientes.</text:span></text:p>
      <text:p text:style-name="P6"/>
      <text:p text:style-name="P6">Atentamente,</text:p>
      <text:p text:style-name="P6"/>
      <text:p text:style-name="P11">LINKOTEL S.A</text:p>
      <text:p text:style-name="P6"/>
      <text:p text:style-name="P6"/>
      <text:p text:style-name="P6"/>
      <text:p text:style-name="P6"/>
      <text:p text:style-name="P6"/>
      <text:p text:style-name="P11">Pablo Jonathan Baquerizo Dávila</text:p>
      <text:p text:style-name="P12">PRESIDENTE</text:p>
      <text:p text:style-name="P4"><text:bookmark-start text:name="_Hlk57801554"/><text:span text:style-name="T1">RUC: </text:span><text:bookmark-end text:name="_Hlk57801554"/><text:span text:style-name="T1">099225457200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45:22.476665439</meta:creation-date>
    <dc:date>2021-08-27T12:00:40.972471253</dc:date>
    <meta:editing-duration>PT5M2S</meta:editing-duration>
    <meta:editing-cycles>1</meta:editing-cycles>
    <meta:document-statistic meta:table-count="0" meta:image-count="0" meta:object-count="0" meta:page-count="1" meta:paragraph-count="23" meta:word-count="235" meta:character-count="1654" meta:non-whitespace-character-count="1446"/>
    <meta:generator>LibreOffice/6.4.7.2$Linux_X86_64 LibreOffice_project/40$Build-2</meta:generator>
  </office:meta>
</office:document-meta>
</file>